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5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6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7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0" style:family="paragraph" style:parent-style-name="Standard" style:list-style-name="L2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P11" style:family="paragraph" style:parent-style-name="Standard" style:list-style-name="L3">
      <style:paragraph-properties fo:margin-top="0cm" fo:margin-bottom="0.212cm"/>
      <style:text-properties fo:color="#000000" style:font-name="Times New Roman" fo:font-size="12pt"/>
    </style:style>
    <style:style style:name="T1" style:family="text">
      <style:text-properties fo:color="#000000" style:font-name="Times New Roman" fo:font-size="12pt"/>
    </style:style>
    <text:list-style style:name="L1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p text:style-name="P1">Bayeux Server</text:p>
      <text:list xml:id="list587152987" text:style-name="L1">
        <text:list-item>
          <text:p text:style-name="P4">Server-side Multiple clients detection</text:p>
        </text:list-item>
        <text:list-item>
          <text:p text:style-name="P5">answering an OPTION request with Allow: -Header</text:p>
        </text:list-item>
        <text:list-item>
          <text:p text:style-name="P5">meta-channel</text:p>
        </text:list-item>
        <text:list-item>
          <text:p text:style-name="P5">hint geben, dass im Fehlerfall ein re-handshake zu passieren hat</text:p>
        </text:list-item>
        <text:list-item>
          <text:p text:style-name="P5">jsonp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 Exes bauen</text:p>
      <text:p text:style-name="P1">- Coverage Analyse laufen lassen</text:p>
      <text:p text:style-name="P1">Comet-Server</text:p>
      <text:list xml:id="list1625113928" text:style-name="L2">
        <text:list-item>
          <text:p text:style-name="P6">C++ Language Bindings</text:p>
          <text:list>
            <text:list-item>
              <text:p text:style-name="P10">Stress tests fur unterschiedliche Anwendungscenarien</text:p>
            </text:list-item>
          </text:list>
        </text:list-item>
        <text:list-item>
          <text:p text:style-name="P6">Löschen unbeobachteter Knoten</text:p>
        </text:list-item>
        <text:list-item>
          <text:p text:style-name="P6">Statistik für </text:p>
        </text:list-item>
        <text:list-item>
          <text:p text:style-name="P6">Dokumentation fur C++ Language Bindings</text:p>
        </text:list-item>
        <text:list-item>
          <text:p text:style-name="P8"><text:span text:style-name="T1">body_decoder kann nur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1">
        <text:list-item>
          <text:p text:style-name="P7">Interface</text:p>
        </text:list-item>
        <text:list-item>
          <text:p text:style-name="P7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2">
        <text:list-item>
          <text:p text:style-name="P6">Daten für Fehleranalyse (kein Debugging)</text:p>
          <text:list>
            <text:list-item>
              <text:p text:style-name="P10">Fehlermeldung</text:p>
            </text:list-item>
            <text:list-item>
              <text:p text:style-name="P10">Kontext</text:p>
            </text:list-item>
          </text:list>
        </text:list-item>
        <text:list-item>
          <text:p text:style-name="P6">Daten für Performanzeanalyse</text:p>
          <text:list>
            <text:list-item>
              <text:p text:style-name="P10">requests</text:p>
            </text:list-item>
            <text:list-item>
              <text:p text:style-name="P10">responses</text:p>
            </text:list-item>
            <text:list-item>
              <text:p text:style-name="P10">Verbindungsaufbau/abbruch</text:p>
            </text:list-item>
            <text:list-item>
              <text:p text:style-name="P10">Zeiten</text:p>
            </text:list-item>
          </text:list>
        </text:list-item>
        <text:list-item>
          <text:p text:style-name="P6"><text:soft-page-break/>Auffindbarkeit</text:p>
          <text:list>
            <text:list-item>
              <text:p text:style-name="P10">datum</text:p>
            </text:list-item>
            <text:list-item>
              <text:p text:style-name="P10">Uhrzeit</text:p>
            </text:list-item>
            <text:list-item>
              <text:p text:style-name="P10">IP-Addressen</text:p>
            </text:list-item>
          </text:list>
        </text:list-item>
      </text:list>
      <text:list xml:id="list1295156268" text:style-name="L1">
        <text:list-item>
          <text:p text:style-name="P7">Files</text:p>
        </text:list-item>
        <text:list-item>
          <text:p text:style-name="P7">binary-log</text:p>
        </text:list-item>
        <text:list-item>
          <text:p text:style-name="P7">Trafic</text:p>
        </text:list-item>
      </text:list>
      <text:p text:style-name="P1">Request Header Parsen</text:p>
      <text:list xml:id="list1415191170" text:style-name="L2">
        <text:list-item>
          <text:p text:style-name="P6">Fehlerhafte header</text:p>
          <text:list>
            <text:list-item>
              <text:p text:style-name="P10">Verify request uri</text:p>
            </text:list-item>
          </text:list>
        </text:list-item>
      </text:list>
      <text:p text:style-name="P1">Proxy-Connector</text:p>
      <text:list xml:id="list207160904" text:style-name="L1">
        <text:list-item>
          <text:p text:style-name="P7">Stress-Test</text:p>
        </text:list-item>
      </text:list>
      <text:p text:style-name="P1">Error Response</text:p>
      <text:list xml:id="list1300362627" text:style-name="L1">
        <text:list-item>
          <text:p text:style-name="P9">HTTP Version (505 HTTP Version Not Supported) for major versions != 1</text:p>
        </text:list-item>
        <text:list-item>
          <text:p text:style-name="P9"/>
        </text:list-item>
      </text:list>
      <text:p text:style-name="P1">File Response implementation</text:p>
      <text:list xml:id="list477501087" text:style-name="L3">
        <text:list-item>
          <text:p text:style-name="P11">Network-Level-Tests</text:p>
          <text:list>
            <text:list-item>
              <text:p text:style-name="P11">Remote tests mit mehren clients</text:p>
            </text:list-item>
            <text:list-item>
              <text:p text:style-name="P11">Dokumentation / Laufzeit</text:p>
            </text:list-item>
          </text:list>
        </text:list-item>
      </text:list>
      <text:p text:style-name="P3">Bugs</text:p>
      <text:p text:style-name="P1">json::string::operator==/&lt; berücksichtigen encoding und escaping nicht</text:p>
      <text:p text:style-name="P1">json::delta() arbeite ohne Heuristik</text:p>
      <text:p text:style-name="P1">json::parse() erkennt keine, überflüssigen Zeichen nach einem Ausdruck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/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6-04T14:47:58</dc:date>
    <meta:editing-duration>P16DT15H54M35S</meta:editing-duration>
    <meta:editing-cycles>14</meta:editing-cycles>
    <meta:document-statistic meta:table-count="0" meta:image-count="0" meta:object-count="0" meta:page-count="2" meta:paragraph-count="64" meta:word-count="282" meta:character-count="1999"/>
  </office:meta>
</office:document-meta>
</file>